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3.243cm"/>
    </style:style>
    <style:style style:name="co3" style:family="table-column">
      <style:table-column-properties fo:break-before="auto" style:column-width="11.87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15Rezum_2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office:value-type="string" calcext:value-type="string">
            <text:p>Valable ? </text:p>
          </table:table-cell>
        </table:table-row>
        <table:table-row table:style-name="ro1">
          <table:table-cell office:value-type="float" office:value="0" calcext:value-type="float">
            <text:p>0</text:p>
          </table:table-cell>
          <table:table-cell office:value-type="string" calcext:value-type="string">
            <text:p>Digitalisation du secteur de l'eau oblige les données terrain à</text:p>
          </table:table-cell>
          <table:table-cell office:value-type="string" calcext:value-type="string">
            <text:p>La numérisation du secteur de l'eau exige la collecte l'analyse et l'enregistrement de données sur le terrain pendant des années. Cette information est ensuite utilisée pour faire des recommandations au gouvernement sur la façon d'améliorer sa politique sur la qualité de l'eau. Les résultats peuvent être obtenus avec un système qui peut avoir la même qualité que le système existant. tous les intervenants seront invités à fournir des commentaires sur le plan qui est en cours d'élaboration.</text:p>
          </table:table-cell>
          <table:table-cell/>
        </table:table-row>
        <table:table-row table:style-name="ro1">
          <table:table-cell office:value-type="float" office:value="1" calcext:value-type="float">
            <text:p>1</text:p>
          </table:table-cell>
          <table:table-cell office:value-type="string" calcext:value-type="string">
            <text:p>Des chercheurs de la Tour du Valat de l'Université Montpellier</text:p>
          </table:table-cell>
          <table:table-cell office:value-type="string" calcext:value-type="string">
            <text:p>des chercheurs du Tour du Valat de l'Université Montpellier de l'université de Saint-Quentin de la Roche-Posay et de l'École Polytechnique France ont collaboré à la création d'un ensemble de données sur les changements physiologiques qui se produisent dans le corps humain au cours de l'exercice. les résultats ont été rapportés dans le Journal of Physiology - l'étude a été réalisée par les chercheurs de l'Institut royal de recherche biomédicale de l'École royale vétérinaire et de la</text:p>
          </table:table-cell>
          <table:table-cell/>
        </table:table-row>
        <table:table-row table:style-name="ro1">
          <table:table-cell office:value-type="float" office:value="2" calcext:value-type="float">
            <text:p>2</text:p>
          </table:table-cell>
          <table:table-cell office:value-type="string" calcext:value-type="string">
            <text:p>Quoiqu'en disent les climatosceptiques le réchauffement climatique est une réalité</text:p>
          </table:table-cell>
          <table:table-cell office:value-type="string" calcext:value-type="string">
            <text:p>Selon les climatosceptiques le réchauffement climatique est une réalité qui finira par être résolue ou minimisée. Le changement climatique ne concerne pas les gaz à effet de serre mais le réchauffement. si le taux de réchauffement tombe plus loin que prévu il sera dû à l'action humaine pour faire arrêter le chauffage mondial. On devrait regarder dans le miroir.</text:p>
          </table:table-cell>
          <table:table-cell/>
        </table:table-row>
        <table:table-row table:style-name="ro1">
          <table:table-cell office:value-type="float" office:value="3" calcext:value-type="float">
            <text:p>3</text:p>
          </table:table-cell>
          <table:table-cell office:value-type="string" calcext:value-type="string">
            <text:p>Alors que la chasse à la glu a été interdite</text:p>
          </table:table-cell>
          <table:table-cell office:value-type="string" calcext:value-type="string">
            <text:p>vous pouvez ou tuer votre propre cerf à l'aide d'un arc ou d'une flèche. Si vous ne les gardez pas vous pourrez chasser avec les membres de leur famille. Vous devez aller à la maison la plus proche où vos chasseurs vont prendre le duo et le tuer.</text:p>
          </table:table-cell>
          <table:table-cell/>
        </table:table-row>
        <table:table-row table:style-name="ro1">
          <table:table-cell office:value-type="float" office:value="4" calcext:value-type="float">
            <text:p>4</text:p>
          </table:table-cell>
          <table:table-cell office:value-type="string" calcext:value-type="string">
            <text:p>La présence d'un sapin de Noël dans la maison aux</text:p>
          </table:table-cell>
          <table:table-cell office:value-type="string" calcext:value-type="string">
            <text:p>la présence d'un sapin de Noël dans la maison n'est pas une indication d'affection pour la famille. C'est également un honneur de faire figurer votre honneur en tout temps dans notre histoire et de tenir au Sénat ceux qui ont prononcé les discours les plus importants jamais prononcés sur la question de la guerre d'indépendance. On peut dire la même chose de toute personne dont les mots sont si importants pour elle qu'ils peuvent être considérés comme dignes d'attention d'autres orateurs.</text:p>
          </table:table-cell>
          <table:table-cell/>
        </table:table-row>
        <table:table-row table:style-name="ro1">
          <table:table-cell office:value-type="float" office:value="5" calcext:value-type="float">
            <text:p>5</text:p>
          </table:table-cell>
          <table:table-cell office:value-type="string" calcext:value-type="string">
            <text:p>La pollution de l'air reste la première cause de mortalité</text:p>
          </table:table-cell>
          <table:table-cell office:value-type="string" calcext:value-type="string">
            <text:p>La pollution atmosphérique demeure la principale cause de décès pour les personnes vivant dans le nord et devrait continuer à grimper encore plus. Le rapport suggère que les pays prennent de grandes décisions concernant la réduction des gaz à effet de serre et l'utilisation de sources renouvelables telles que l'énergie éolienne solaire et hydroélectrique qui sont toutes plus efficaces pour réduire notre dépendance à l'égard des combustibles fossiles.</text:p>
          </table:table-cell>
          <table:table-cell/>
        </table:table-row>
        <table:table-row table:style-name="ro1">
          <table:table-cell office:value-type="float" office:value="6" calcext:value-type="float">
            <text:p>6</text:p>
          </table:table-cell>
          <table:table-cell office:value-type="string" calcext:value-type="string">
            <text:p>Des chercheurs de Californie et de l'État de Washington avec</text:p>
          </table:table-cell>
          <table:table-cell office:value-type="string" calcext:value-type="string">
            <text:p>le BRCA1 peut être décrit comme un biocarburant souple et autonome. la technologie développée par l'université de l'Oregon a été développée et continuera d'être développée.</text:p>
          </table:table-cell>
          <table:table-cell/>
        </table:table-row>
        <table:table-row table:style-name="ro1">
          <table:table-cell office:value-type="float" office:value="7" calcext:value-type="float">
            <text:p>7</text:p>
          </table:table-cell>
          <table:table-cell office:value-type="string" calcext:value-type="string">
            <text:p>Les émissions de protoxyde d'azote N2O un puissant gaz à</text:p>
          </table:table-cell>
          <table:table-cell office:value-type="string" calcext:value-type="string">
            <text:p>l'EV-2N2O est le premier et le premier véhicule électrique écoénergétique au monde. il est équipé d'un moteur électrique à faible consommation d'énergie et d'un capteur de transfert d'énergie qui permet d'utiliser des véhicules électriques dans des applications urbaines à faibles émissions et industrielles.</text:p>
          </table:table-cell>
          <table:table-cell/>
        </table:table-row>
        <table:table-row table:style-name="ro1">
          <table:table-cell office:value-type="float" office:value="8" calcext:value-type="float">
            <text:p>8</text:p>
          </table:table-cell>
          <table:table-cell office:value-type="string" calcext:value-type="string">
            <text:p>On savait que les plus hauts sommets de notre planète</text:p>
          </table:table-cell>
          <table:table-cell office:value-type="string" calcext:value-type="string">
            <text:p>Il y a plus de montagnes que vous ne pouvez voir mais c'est ce sur quoi vit la population de cette ville. Et quand vous êtes dans la même région et que vous ne savez pas où aller?R : Nous devons faire de notre mieux pour rester dans nos limites.</text:p>
          </table:table-cell>
          <table:table-cell/>
        </table:table-row>
        <table:table-row table:style-name="ro1">
          <table:table-cell office:value-type="float" office:value="9" calcext:value-type="float">
            <text:p>9</text:p>
          </table:table-cell>
          <table:table-cell office:value-type="string" calcext:value-type="string">
            <text:p>Dans les pays industrialisés la révolution verte des années 1960</text:p>
          </table:table-cell>
          <table:table-cell office:value-type="string" calcext:value-type="string">
            <text:p>La révolution verte des années 60 est un phénomène dans lequel le citoyen moyen a une incitation au travail. bon nombre de ces facteurs sont comme nous l'avons mentionné précédemment purement technologiques et leurs effets ne sont pas encore bien compris. en travaillant plus efficacement et en étant plus liés au travail des autres beaucoup de gens ont eu l'occasion de gagner plus.</text:p>
          </table:table-cell>
          <table:table-cell/>
        </table:table-row>
        <table:table-row table:style-name="ro1">
          <table:table-cell office:value-type="float" office:value="10" calcext:value-type="float">
            <text:p>10</text:p>
          </table:table-cell>
          <table:table-cell office:value-type="string" calcext:value-type="string">
            <text:p>Pendant ces périodes de confinement de trop nombreux animaux de</text:p>
          </table:table-cell>
          <table:table-cell office:value-type="string" calcext:value-type="string">
            <text:p>les animaux d'une classe en fait n'acquièrent pas tous leurs avantages à cause de qui ils sont même si le monde semble être beaucoup moins diversifié et plus varié qu'auparavant. Nous devons faire usage de ces avantages naturels à tous égards afin que dans un monde sans ces avantages les avantages les plus évidents de la domestication soient autant pour nous que pour les animaux.</text:p>
          </table:table-cell>
          <table:table-cell/>
        </table:table-row>
        <table:table-row table:style-name="ro1">
          <table:table-cell office:value-type="float" office:value="11" calcext:value-type="float">
            <text:p>11</text:p>
          </table:table-cell>
          <table:table-cell office:value-type="string" calcext:value-type="string">
            <text:p>Selon la nouvelle définition de l'appellation d'une planète voulue par</text:p>
          </table:table-cell>
          <table:table-cell office:value-type="string" calcext:value-type="string">
            <text:p>une planète qui est plus proche du soleil qu'elle ne l'est à son voisin le plus proche. si nous calculons leur distance du Soleil nous pouvons le retourner avec précision à notre position sur la Lune et donc plus loin - et ainsi de suite. Maintenant la réponse à cela est d'ajouter des informations supplémentaires comme le nombre de planètes dans notre système solaire ou la taille de notre galaxie.</text:p>
          </table:table-cell>
          <table:table-cell/>
        </table:table-row>
        <table:table-row table:style-name="ro1">
          <table:table-cell office:value-type="float" office:value="12" calcext:value-type="float">
            <text:p>12</text:p>
          </table:table-cell>
          <table:table-cell office:value-type="string" calcext:value-type="string">
            <text:p>Même si nous arrivions à stopper toutes nos émissions de</text:p>
          </table:table-cell>
          <table:table-cell office:value-type="string" calcext:value-type="string">
            <text:p>Si nous étions en mesure d'arrêter toutes nos émissions de pollution ce serait assez important. la population mondiale disparaîtrait de 2060.</text:p>
          </table:table-cell>
          <table:table-cell/>
        </table:table-row>
        <table:table-row table:style-name="ro1">
          <table:table-cell office:value-type="float" office:value="13" calcext:value-type="float">
            <text:p>13</text:p>
          </table:table-cell>
          <table:table-cell office:value-type="string" calcext:value-type="string">
            <text:p>Chaque année l'archipel de Mayotte voit quelques centaines de tortues</text:p>
          </table:table-cell>
          <table:table-cell office:value-type="string" calcext:value-type="string">
            <text:p>Chaque année l'archipel de Mayotte voit quelques centaines de tortues tuées par la mer. les poissons qui vivent dans les lacs qui s'étendent au sud sont les plus beaux de toutes les tortues marines et ils n'ont pas peur de piquer. il y en a beaucoup à vendre dans la plupart des parties de l'île.</text:p>
          </table:table-cell>
          <table:table-cell/>
        </table:table-row>
        <table:table-row table:style-name="ro1">
          <table:table-cell office:value-type="float" office:value="14" calcext:value-type="float">
            <text:p>14</text:p>
          </table:table-cell>
          <table:table-cell office:value-type="string" calcext:value-type="string">
            <text:p>Le plus grand rift continental du monde le système de</text:p>
          </table:table-cell>
          <table:table-cell office:value-type="string" calcext:value-type="string">
            <text:p>l'océan méridional a un diamètre de 31 kilomètres. la profondeur moyenne des océans du monde est de 22 kilomètres mais c'est beaucoup plus petit que ce que l'Antarctique détient et beaucoup plus proche de l'océan Austral. La glace contient de grandes quantités d'eau dans laquelle l'eau est mélangée à l'oxygène de sorte que plus d'oxygène pénètre dans l'océan.</text:p>
          </table:table-cell>
          <table:table-cell/>
        </table:table-row>
        <table:table-row table:style-name="ro1">
          <table:table-cell office:value-type="float" office:value="15" calcext:value-type="float">
            <text:p>15</text:p>
          </table:table-cell>
          <table:table-cell office:value-type="string" calcext:value-type="string">
            <text:p>Le réchauffement climatique en cours exacerbe l'érosion du littoral qui</text:p>
          </table:table-cell>
          <table:table-cell office:value-type="string" calcext:value-type="string">
            <text:p>Le réchauffement climatique a entraîné une augmentation des émissions de dioxyde de carbone de méthane d'oxyde d'azote et d'autres gaz à effet de serre. L'augmentation du coût des catastrophes naturelles telles que les ouragans et les incendies de forêt est une composante majeure de ce phénomène.</text:p>
          </table:table-cell>
          <table:table-cell/>
        </table:table-row>
        <table:table-row table:style-name="ro1">
          <table:table-cell office:value-type="float" office:value="16" calcext:value-type="float">
            <text:p>16</text:p>
          </table:table-cell>
          <table:table-cell office:value-type="string" calcext:value-type="string">
            <text:p>Petit à petit les vers plats conquièrent de nouveaux territoires</text:p>
          </table:table-cell>
          <table:table-cell office:value-type="string" calcext:value-type="string">
            <text:p>un homme John H. Wigginton a été un grand succès dans ses efforts pour éradiquer le ravageur de la mer et les morts. En 1847 il prend le poste de professeur de médecine à l'Académie de médecine de Londres puis à la Harvard Medical School. L'homme qui a fait aboutir sa théorie était Sir John Taylor.</text:p>
          </table:table-cell>
          <table:table-cell/>
        </table:table-row>
        <table:table-row table:style-name="ro1">
          <table:table-cell office:value-type="float" office:value="17" calcext:value-type="float">
            <text:p>17</text:p>
          </table:table-cell>
          <table:table-cell office:value-type="string" calcext:value-type="string">
            <text:p>Au lieu de diminuer à la source leurs émissions de</text:p>
          </table:table-cell>
          <table:table-cell office:value-type="string" calcext:value-type="string">
            <text:p>Le rapport sur les changements climatiques demande instamment aux décideurs d'examiner comment ils pourraient réduire les émissions de gaz à effet de serre et encourager l'efficacité énergétique. Cela devrait amener les décideurs à réfléchir au rôle du solaire et de l'éolien dans la lutte contre les changements climatiques.</text:p>
          </table:table-cell>
          <table:table-cell/>
        </table:table-row>
        <table:table-row table:style-name="ro1">
          <table:table-cell office:value-type="float" office:value="18" calcext:value-type="float">
            <text:p>18</text:p>
          </table:table-cell>
          <table:table-cell office:value-type="string" calcext:value-type="string">
            <text:p>Pollution lumineuse définition On parle de pollution lumineuse ou de</text:p>
          </table:table-cell>
          <table:table-cell office:value-type="string" calcext:value-type="string">
            <text:p>définition de la pollution légère Il peut être utilisé pour identifier les polluants dans une région où il est faible ou pas de pollution. elle peut également identifier les polluants atmosphériques qui sont élevés ou faibles dans n'importe quelle région où la pollution est émise par sa source.</text:p>
          </table:table-cell>
          <table:table-cell/>
        </table:table-row>
        <table:table-row table:style-name="ro1">
          <table:table-cell office:value-type="float" office:value="19" calcext:value-type="float">
            <text:p>19</text:p>
          </table:table-cell>
          <table:table-cell office:value-type="string" calcext:value-type="string">
            <text:p>Ce dimanche le gouvernement vient d'octroyer une dérogation aux chasseurs</text:p>
          </table:table-cell>
          <table:table-cell office:value-type="string" calcext:value-type="string">
            <text:p>une loi spéciale au Kerala interdit la chasse avec d'autres espèces sauvages telles que les tigres ou les lions en Inde ou d'autres endroits sauvages dans ce pays. l'État du Kerala vient d'accorder une exemption aux chasseurs de la même espèce des permis de chasse et de se tuer les uns les autres pendant une longue période de temp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8T14:57:11.016043119</dc:date>
    <meta:editing-duration>PT4M44S</meta:editing-duration>
    <meta:editing-cycles>2</meta:editing-cycles>
    <meta:generator>LibreOffice/6.4.6.2$Linux_X86_64 LibreOffice_project/40$Build-2</meta:generator>
    <meta:document-statistic meta:table-count="1" meta:cell-count="63" meta:object-count="0"/>
  </office:meta>
</office:document-meta>
</file>